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016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7752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Nimbus Sans L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vehicleId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vehicleType</text:p>
          </table:table-cell>
          <table:table-cell table:style-name="ce1" office:value-type="string" calcext:value-type="string">
            <text:p>vehicleCategory</text:p>
          </table:table-cell>
          <table:table-cell table:style-name="ce1" office:value-type="string" calcext:value-type="string">
            <text:p>fuelEfficiency</text:p>
          </table:table-cell>
          <table:table-cell table:style-name="ce1" office:value-type="string" calcext:value-type="string">
            <text:p>avgSpeed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vanza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5.31" calcext:value-type="float">
            <text:p>15.31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nza201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nza201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nza201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anza201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nia2014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5.31" calcext:value-type="float">
            <text:p>15.31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nia2013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nia2012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nia2011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nia2010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zz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zz2013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zz2012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zz201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zz2010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tuner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tuner201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tuner201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tuner201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tuner201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ada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ada2013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ada2012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ada201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ada2010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vobus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vobus201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vobus2012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vobus2011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vobus201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2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2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2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2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2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3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3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float" office:value="5.5" calcext:value-type="float">
            <text:p>5.5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3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3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3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4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float" office:value="5.5" calcext:value-type="float">
            <text:p>5.5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4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4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4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4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5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5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float" office:value="4.6" calcext:value-type="float">
            <text:p>4.6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5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float" office:value="4.2" calcext:value-type="float">
            <text:p>4.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5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float" office:value="3.8" calcext:value-type="float">
            <text:p>3.8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uk5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float" office:value="3.4" calcext:value-type="float">
            <text:p>3.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0:46:26.929024459</meta:creation-date>
    <dc:date>2014-09-27T01:00:13.023530944</dc:date>
    <meta:editing-duration>PT5M14S</meta:editing-duration>
    <meta:editing-cycles>2</meta:editing-cycles>
    <meta:generator>LibreOffice/4.2.6.3$Linux_X86_64 LibreOffice_project/420m0$Build-3</meta:generator>
    <meta:document-statistic meta:table-count="1" meta:cell-count="408" meta:object-count="0"/>
  </office:meta>
</office:document-meta>
</file>